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nux Biolinum G" fo:font-size="14pt" officeooo:rsid="00053348" officeooo:paragraph-rsid="00053348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nux Biolinum G" fo:font-size="14pt" officeooo:rsid="00053348" officeooo:paragraph-rsid="00053348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nux Biolinum G" fo:font-size="14pt" officeooo:rsid="0006488d" officeooo:paragraph-rsid="0006488d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nux Biolinum G" fo:font-size="14pt" officeooo:rsid="00077f1d" officeooo:paragraph-rsid="00077f1d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Un token siempre tiene la misma longitud?</text:p>
      <text:p text:style-name="P2"/>
      <text:p text:style-name="P2">¿Despues de hacer una petición POST el servidor crea un token, lo devuelve y luego se vuelve a enviar al servidor con el resto de información para verificar que todo es correcto?</text:p>
      <text:p text:style-name="P2"/>
      <text:p text:style-name="P3">¿Qué son las sesiones?</text:p>
      <text:p text:style-name="P3"/>
      <text:p text:style-name="P4">¿El secreto es siempre una cadena de texto?¿Qué se hace con este secreto en el toke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1-12T13:14:31.705000000</dc:date>
    <meta:editing-duration>PT39S</meta:editing-duration>
    <meta:editing-cycles>3</meta:editing-cycles>
    <meta:document-statistic meta:table-count="0" meta:image-count="0" meta:object-count="0" meta:page-count="1" meta:paragraph-count="4" meta:word-count="59" meta:character-count="327" meta:non-whitespace-character-count="272"/>
  </office:meta>
</office:document-meta>
</file>